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a1e7" officeooo:paragraph-rsid="000da1e7"/>
    </style:style>
    <style:style style:name="P2" style:family="paragraph" style:parent-style-name="Standard">
      <style:text-properties officeooo:rsid="000da1e7" officeooo:paragraph-rsid="000f8d4a"/>
    </style:style>
    <style:style style:name="P3" style:family="paragraph" style:parent-style-name="Standard">
      <style:text-properties officeooo:rsid="000f8d4a" officeooo:paragraph-rsid="000f8d4a"/>
    </style:style>
    <style:style style:name="P4" style:family="paragraph" style:parent-style-name="Standard">
      <style:text-properties officeooo:rsid="00187217" officeooo:paragraph-rsid="00187217"/>
    </style:style>
    <style:style style:name="P5" style:family="paragraph" style:parent-style-name="Standard">
      <style:text-properties officeooo:rsid="0018d67b" officeooo:paragraph-rsid="0018d67b"/>
    </style:style>
    <style:style style:name="P6" style:family="paragraph" style:parent-style-name="Standard">
      <style:text-properties officeooo:rsid="001dea69" officeooo:paragraph-rsid="001dea69"/>
    </style:style>
    <style:style style:name="P7" style:family="paragraph" style:parent-style-name="Standard">
      <style:text-properties officeooo:rsid="001dea69" officeooo:paragraph-rsid="0021bf3e"/>
    </style:style>
    <style:style style:name="P8" style:family="paragraph" style:parent-style-name="Standard">
      <style:text-properties officeooo:rsid="0021a1ee" officeooo:paragraph-rsid="0021a1ee"/>
    </style:style>
    <style:style style:name="P9" style:family="paragraph" style:parent-style-name="Standard">
      <style:text-properties officeooo:rsid="0024551f" officeooo:paragraph-rsid="0024551f"/>
    </style:style>
    <style:style style:name="P10" style:family="paragraph" style:parent-style-name="Standard">
      <style:text-properties officeooo:rsid="00247f3d" officeooo:paragraph-rsid="00247f3d"/>
    </style:style>
    <style:style style:name="P11" style:family="paragraph" style:parent-style-name="Standard">
      <style:text-properties officeooo:rsid="00247f3d" officeooo:paragraph-rsid="00266e04"/>
    </style:style>
    <style:style style:name="P12" style:family="paragraph" style:parent-style-name="Standard">
      <style:paragraph-properties fo:background-color="#ccffff">
        <style:background-image/>
      </style:paragraph-properties>
      <style:text-properties officeooo:rsid="001dea69" officeooo:paragraph-rsid="0021bf3e"/>
    </style:style>
    <style:style style:name="P13" style:family="paragraph" style:parent-style-name="Standard">
      <style:paragraph-properties fo:background-color="#ccffff">
        <style:background-image/>
      </style:paragraph-properties>
      <style:text-properties officeooo:rsid="001dea69" officeooo:paragraph-rsid="00247f3d"/>
    </style:style>
    <style:style style:name="T1" style:family="text">
      <style:text-properties officeooo:rsid="000f83a3"/>
    </style:style>
    <style:style style:name="T2" style:family="text">
      <style:text-properties officeooo:rsid="00114c1c"/>
    </style:style>
    <style:style style:name="T3" style:family="text">
      <style:text-properties officeooo:rsid="0016f070"/>
    </style:style>
    <style:style style:name="T4" style:family="text">
      <style:text-properties officeooo:rsid="001dea69"/>
    </style:style>
    <style:style style:name="T5" style:family="text">
      <style:text-properties officeooo:rsid="001f26b0"/>
    </style:style>
    <style:style style:name="T6" style:family="text">
      <style:text-properties officeooo:rsid="001ffed4"/>
    </style:style>
    <style:style style:name="T7" style:family="text">
      <style:text-properties officeooo:rsid="0021bf3e"/>
    </style:style>
    <style:style style:name="T8" style:family="text">
      <style:text-properties officeooo:rsid="00266e04"/>
    </style:style>
    <style:style style:name="T9" style:family="text">
      <style:text-properties fo:font-size="10pt"/>
    </style:style>
    <style:style style:name="T10" style:family="text">
      <style:text-properties fo:font-size="12pt" officeooo:rsid="00266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уйте, меня зовут Арсений, а это мой проект Андроид-Мышь [показываю на телефон].</text:p>
      <text:p text:style-name="P1"/>
      <text:p text:style-name="P4">(«Что это такое?» и преимущества.)</text:p>
      <text:p text:style-name="P2">Проект Андроид-Мышь позволяет вам временно превратить ваш ангдроид-смартфон в полноценную блютуз мышь. <text:span text:style-name="T3">Управление Андроид-мышью производится одной рукой, а э</text:span>то очень удобно в случае показа презентаций [переключаю слайд], и дистанционного управления компьютером [<text:span text:style-name="T1">рисую что-то на слайде</text:span>]. <text:span text:style-name="T2">Также, хочется добавить, что для полноценного функционирования Андроид-мыши, не требуется специально установленных программ на компьютере с которым происходит взаимодействие, а следовательно, Андроид-мышь будет работать с любой ОС.</text:span></text:p>
      <text:p text:style-name="P2"/>
      <text:p text:style-name="P5">(«<text:span text:style-name="T4">Как оно работает?»</text:span>)</text:p>
      <text:p text:style-name="P5"/>
      <text:p text:style-name="P7">Андроид-мышь <text:span text:style-name="T7">можно разделить на три части, первая из которых графический интерфейс.</text:span></text:p>
      <text:p text:style-name="P7"><text:span text:style-name="T7">Графический интерфейс отыечает за считывание касаний с экрана и пересылке информации о них второму компоненту - программе обработки. <text:s/>Программа обработки получает поток данных то графического интерфейса и отсылает их компьютеру с которым происходит взаимодействие.</text:span></text:p>
      <text:p text:style-name="P10">( возможно это лучше разместить тут)</text:p>
      <text:p text:style-name="P13"><text:span text:style-name="T7">Программа обработки посылает данные по соединению L2CAP. Третья часть проекта маскирует телефон под мышь используя для этого SPD.</text:span></text:p>
      <text:p text:style-name="P7"/>
      <text:p text:style-name="P6">Для <text:span text:style-name="T6">передачи данных </text:span>Андроид-мышь и<text:span text:style-name="T6">с</text:span>пользует портокол HIDP. [Указываю на рисунок с портоколами]. В свою очередь <text:s/>HIDP основывается на портоколе L2CAP, который нужен для <text:s/>передачи данных, и портоколе SDP нужным для предоставления информации об устройстве <text:span text:style-name="T5">его окружению</text:span>.</text:p>
      <text:p text:style-name="P6"/>
      <text:p text:style-name="P12"><text:span text:style-name="T7">Программа обработки посылает данные по соединению L2CAP. Третья часть проекта маскирует телефон под мышь используя для этого SPD.</text:span></text:p>
      <text:p text:style-name="P5"/>
      <text:p text:style-name="P9">( какой я молодец :), и как это было сложно сделать)</text:p>
      <text:p text:style-name="P9"/>
      <text:p text:style-name="P11">Для создания данного проекта пришлось разрабвтывать три раздельных приложения, и <text:span text:style-name="T8">обращаться <text:s/>к четырём разным спецификациям. Разработку ослажняло отсутствие доступной и понятной документации к некоторым частям блютуз инфраструктуры. Но в целом, лично мне было весело. Сейчас если у нас осталось врема вы можете попроборать сами Андроид-мышь.</text:span><text:span text:style-name="T10">[ даю телефон <text:s/>]</text:span><text:span text:style-name="T8"> Для более подробмного ознакомления с проектом можете перейти по этой ссылке </text:span><text:span text:style-name="T10">[ показываю на сайт ].</text:span></text:p>
      <text:p text:style-name="P8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 </meta:initial-creator>
    <meta:creation-date>2014-02-03T19:27:52.627929190</meta:creation-date>
    <dc:date>2014-02-03T20:55:39.926121338</dc:date>
    <dc:creator>arseni </dc:creator>
    <meta:editing-duration>PT1H19M55S</meta:editing-duration>
    <meta:editing-cycles>27</meta:editing-cycles>
    <meta:generator>LibreOffice/4.1.4.2$Linux_X86_64 LibreOffice_project/410$Build-2</meta:generator>
    <meta:document-statistic meta:table-count="0" meta:image-count="0" meta:object-count="0" meta:page-count="1" meta:paragraph-count="12" meta:word-count="280" meta:character-count="2074" meta:non-whitespace-character-count="1801"/>
  </office:meta>
</office:document-meta>
</file>